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05H00M00S" calcext:value-type="time">
            <text:p>05:00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table:number-columns-repeated="5"/>
          <table:table-cell table:style-name="ce12" table:formula="of:=[.F14]-[.E1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table:number-columns-repeated="5"/>
          <table:table-cell table:style-name="ce12" table:formula="of:=[.F22]-[.E2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table:number-columns-repeated="5"/>
          <table:table-cell table:style-name="ce12" table:formula="of:=[.F24]-[.E2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table:number-columns-repeated="5"/>
          <table:table-cell table:style-name="ce12" table:formula="of:=[.F25]-[.E2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table:number-columns-repeated="5"/>
          <table:table-cell table:style-name="ce12" table:formula="of:=[.F28]-[.E2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table:number-columns-repeated="5"/>
          <table:table-cell table:style-name="ce12" table:formula="of:=[.F30]-[.E3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table:number-columns-repeated="5"/>
          <table:table-cell table:style-name="ce12" table:formula="of:=[.F32]-[.E3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table:number-columns-repeated="5"/>
          <table:table-cell table:style-name="ce12" table:formula="of:=[.F33]-[.E3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1-25T14:10:15.320047680</dc:date>
    <meta:editing-duration>P6DT1H9M10S</meta:editing-duration>
    <meta:editing-cycles>528</meta:editing-cycles>
    <meta:document-statistic meta:table-count="1" meta:cell-count="108" meta:object-count="0"/>
  </office:meta>
</office:document-meta>
</file>